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088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2492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211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/>
    <style:style style:name="ce5" style:family="table-cell" style:parent-style-name="Default" style:data-style-name="N43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>
            <text:p>Title</text:p>
          </table:table-cell>
          <table:table-cell office:value-type="string">
            <text:p>City</text:p>
          </table:table-cell>
          <table:table-cell office:value-type="string">
            <text:p>State</text:p>
          </table:table-cell>
          <table:table-cell office:value-type="string">
            <text:p>Description</text:p>
          </table:table-cell>
          <table:table-cell office:value-type="string">
            <text:p>Date</text:p>
          </table:table-cell>
          <table:table-cell office:value-type="string">
            <text:p>Start Time</text:p>
          </table:table-cell>
          <table:table-cell office:value-type="string">
            <text:p>End Time</text:p>
          </table:table-cell>
        </table:table-row>
        <table:table-row table:style-name="ro2">
          <table:table-cell table:style-name="ce2" office:value-type="string">
            <text:p><text:a xlink:href="http://chicago.metromix.com/music/pop/janet-jackson-loop/2399032/content">Janet Jackson</text:a> </text:p>
          </table:table-cell>
          <table:table-cell table:style-name="ce3" office:value-type="string">
            <text:p>Chicago</text:p>
          </table:table-cell>
          <table:table-cell office:value-type="string">
            <text:p>IL</text:p>
          </table:table-cell>
          <table:table-cell table:style-name="ce3" office:value-type="string">
            <text:p>Mindless Behavior.</text:p>
          </table:table-cell>
          <table:table-cell table:style-name="ce4" office:value-type="date" office:date-value="2011-03-07">
            <text:p>03/07/11</text:p>
          </table:table-cell>
          <table:table-cell table:style-name="ce5" office:value-type="time" office:time-value="PT19H30M00S">
            <text:p>07:30:00 PM</text:p>
          </table:table-cell>
          <table:table-cell/>
        </table:table-row>
        <table:table-row table:style-name="ro2">
          <table:table-cell table:style-name="ce2" office:value-type="string">
            <text:p><text:a xlink:href="http://chicago.metromix.com/music/rock/bright-eyes-uptown/2361224/content">Bright Eyes</text:a> </text:p>
          </table:table-cell>
          <table:table-cell table:style-name="ce3" office:value-type="string">
            <text:p>Chicago</text:p>
          </table:table-cell>
          <table:table-cell office:value-type="string">
            <text:p>IL</text:p>
          </table:table-cell>
          <table:table-cell table:style-name="ce3" office:value-type="string">
            <text:p>The Mynabirds.</text:p>
          </table:table-cell>
          <table:table-cell table:style-name="ce4" office:value-type="date" office:date-value="2011-03-15">
            <text:p>03/15/11</text:p>
          </table:table-cell>
          <table:table-cell table:style-name="ce5" office:value-type="time" office:time-value="PT43H30M00S">
            <text:p>07:30:00 PM</text:p>
          </table:table-cell>
          <table:table-cell/>
        </table:table-row>
        <table:table-row table:style-name="ro3">
          <table:table-cell table:style-name="ce2" office:value-type="string">
            <text:p><text:a xlink:href="http://chicago.metromix.com/music/rock/flogging-molly-logan-square/2341127/content">Flogging Molly</text:a> </text:p>
          </table:table-cell>
          <table:table-cell table:style-name="ce3" office:value-type="string">
            <text:p>Chicago</text:p>
          </table:table-cell>
          <table:table-cell office:value-type="string">
            <text:p>IL</text:p>
          </table:table-cell>
          <table:table-cell table:style-name="ce3" office:value-type="string">
            <text:p>Moneybrother, The Drowning Men.</text:p>
          </table:table-cell>
          <table:table-cell table:style-name="ce4" office:value-type="date" office:date-value="2011-03-11">
            <text:p>03/11/11</text:p>
          </table:table-cell>
          <table:table-cell table:style-name="ce5" office:value-type="time" office:time-value="PT18H30M00S">
            <text:p>06:30:00 PM</text:p>
          </table:table-cell>
          <table:table-cell/>
        </table:table-row>
        <table:table-row table:style-name="ro3">
          <table:table-cell table:style-name="ce2" office:value-type="string">
            <text:p><text:a xlink:href="http://chicago.metromix.com/music/rock/flogging-molly-logan-square/2341127/content">Flogging Molly</text:a> </text:p>
          </table:table-cell>
          <table:table-cell table:style-name="ce3" office:value-type="string">
            <text:p>Chicago</text:p>
          </table:table-cell>
          <table:table-cell office:value-type="string">
            <text:p>IL</text:p>
          </table:table-cell>
          <table:table-cell table:style-name="ce3" office:value-type="string">
            <text:p>Moneybrother, The Drowning Men.</text:p>
          </table:table-cell>
          <table:table-cell table:style-name="ce4" office:value-type="date" office:date-value="2011-03-12">
            <text:p>03/12/11</text:p>
          </table:table-cell>
          <table:table-cell table:style-name="ce5" office:value-type="time" office:time-value="PT18H30M00S">
            <text:p>06:30:00 PM</text:p>
          </table:table-cell>
          <table:table-cell/>
        </table:table-row>
        <table:table-row table:style-name="ro4">
          <table:table-cell table:style-name="ce2" office:value-type="string">
            <text:p><text:a xlink:href="http://chicago.metromix.com/music/performance/music-friendly-dancing-east-village-ukrainian-village/2462372/content">Music Friendly Dancing</text:a> </text:p>
          </table:table-cell>
          <table:table-cell table:style-name="ce3" office:value-type="string">
            <text:p>Chicago</text:p>
          </table:table-cell>
          <table:table-cell office:value-type="string">
            <text:p>IL</text:p>
          </table:table-cell>
          <table:table-cell table:style-name="ce3" office:value-type="string">
            <text:p>Free monthly show featuring past Empty Bottle favorite acts. </text:p>
          </table:table-cell>
          <table:table-cell table:style-name="ce4" office:value-type="date" office:date-value="2011-03-07">
            <text:p>03/07/11</text:p>
          </table:table-cell>
          <table:table-cell table:style-name="ce5" office:value-type="time" office:time-value="PT42H30M00S">
            <text:p>06:30:00 PM</text:p>
          </table:table-cell>
          <table:table-cell/>
        </table:table-row>
        <table:table-row table:style-name="ro5">
          <table:table-cell table:style-name="ce2" office:value-type="string">
            <text:p><text:a xlink:href="http://chicago.metromix.com/music/rock/bon-jovi-united-center/2304712/content">Bon Jovi</text:a> </text:p>
          </table:table-cell>
          <table:table-cell table:style-name="ce3" office:value-type="string">
            <text:p>Chicago</text:p>
          </table:table-cell>
          <table:table-cell office:value-type="string">
            <text:p>IL</text:p>
          </table:table-cell>
          <table:table-cell/>
          <table:table-cell table:style-name="ce4" office:value-type="date" office:date-value="2011-03-08">
            <text:p>03/08/11</text:p>
          </table:table-cell>
          <table:table-cell table:style-name="ce5" office:value-type="time" office:time-value="PT19H30M00S">
            <text:p>07:30:00 PM</text:p>
          </table:table-cell>
          <table:table-cell/>
        </table:table-row>
        <table:table-row table:style-name="ro5">
          <table:table-cell table:style-name="ce2" office:value-type="string">
            <text:p><text:a xlink:href="http://chicago.metromix.com/music/rock/bon-jovi-united-center/2304712/content">Bon Jovi</text:a> </text:p>
          </table:table-cell>
          <table:table-cell table:style-name="ce3" office:value-type="string">
            <text:p>Chicago</text:p>
          </table:table-cell>
          <table:table-cell office:value-type="string">
            <text:p>IL</text:p>
          </table:table-cell>
          <table:table-cell/>
          <table:table-cell table:style-name="ce4" office:value-type="date" office:date-value="2011-03-09">
            <text:p>03/09/11</text:p>
          </table:table-cell>
          <table:table-cell table:style-name="ce5" office:value-type="time" office:time-value="PT43H30M00S">
            <text:p>07:30:00 PM</text:p>
          </table:table-cell>
          <table:table-cell/>
        </table:table-row>
        <table:table-row table:style-name="ro4">
          <table:table-cell table:style-name="ce2" office:value-type="string">
            <text:p><text:a xlink:href="http://chicago.metromix.com/music/concert/chicago-symphony-orchestra-grant-park-museums/1787062/content">Chicago Symphony Orchestra</text:a> </text:p>
          </table:table-cell>
          <table:table-cell table:style-name="ce3" office:value-type="string">
            <text:p>Chicago</text:p>
          </table:table-cell>
          <table:table-cell office:value-type="string">
            <text:p>IL</text:p>
          </table:table-cell>
          <table:table-cell table:style-name="ce3" office:value-type="string">
            <text:p>Helmuth Rilling conducts. Annette Dasch, soprano; James Taylor, tenor; Markus Eiche, baritone; Chicago Symphony Chorus; work by Mendelssohn.</text:p>
          </table:table-cell>
          <table:table-cell table:style-name="ce4" office:value-type="date" office:date-value="2011-03-11">
            <text:p>03/11/11</text:p>
          </table:table-cell>
          <table:table-cell table:style-name="ce5" office:value-type="time" office:time-value="PT20H00M00S">
            <text:p>08:00:00 PM</text:p>
          </table:table-cell>
          <table:table-cell/>
        </table:table-row>
        <table:table-row table:style-name="ro3">
          <table:table-cell table:style-name="ce2" office:value-type="string">
            <text:p><text:a xlink:href="http://chicago.metromix.com/music/concert/chicago-symphony-orchestra-grant-park-museums/1787071/content">Chicago Symphony Orchestra</text:a> </text:p>
          </table:table-cell>
          <table:table-cell table:style-name="ce3" office:value-type="string">
            <text:p>Chicago</text:p>
          </table:table-cell>
          <table:table-cell office:value-type="string">
            <text:p>IL</text:p>
          </table:table-cell>
          <table:table-cell table:style-name="ce3" office:value-type="string">
            <text:p>Charles Dutoit conducts. John Sharp, cello; Kenneth Olsen, cello; Katinka Kleijn, cello; works by Berlioz, Penderecki, Elgar.</text:p>
          </table:table-cell>
          <table:table-cell table:style-name="ce4" office:value-type="date" office:date-value="2011-03-17">
            <text:p>03/17/11</text:p>
          </table:table-cell>
          <table:table-cell table:style-name="ce5" office:value-type="time" office:time-value="PT44H00M00S">
            <text:p>08:00:00 PM</text:p>
          </table:table-cell>
          <table:table-cell/>
        </table:table-row>
        <table:table-row table:style-name="ro3">
          <table:table-cell table:style-name="ce2" office:value-type="string">
            <text:p><text:a xlink:href="http://chicago.metromix.com/music/concert/chicago-symphony-orchestra-grant-park-museums/1787071/content">Chicago Symphony Orchestra</text:a> </text:p>
          </table:table-cell>
          <table:table-cell table:style-name="ce3" office:value-type="string">
            <text:p>Chicago</text:p>
          </table:table-cell>
          <table:table-cell office:value-type="string">
            <text:p>IL</text:p>
          </table:table-cell>
          <table:table-cell table:style-name="ce3" office:value-type="string">
            <text:p>Charles Dutoit conducts. John Sharp, cello; Kenneth Olsen, cello; Katinka Kleijn, cello; works by Berlioz, Penderecki, Elgar.</text:p>
          </table:table-cell>
          <table:table-cell table:style-name="ce4" office:value-type="date" office:date-value="2011-03-19">
            <text:p>03/19/11</text:p>
          </table:table-cell>
          <table:table-cell table:style-name="ce5" office:value-type="time" office:time-value="PT68H00M00S">
            <text:p>08:00:00 PM</text:p>
          </table:table-cell>
          <table:table-cell/>
        </table:table-row>
        <table:table-row table:style-name="ro2">
          <table:table-cell table:style-name="ce2" office:value-type="string">
            <text:p><text:a xlink:href="http://chicago.metromix.com/music/concert/chicago-symphony-orchestra-grant-park-museums/1787095/content">Chicago Symphony Orchestra</text:a> </text:p>
          </table:table-cell>
          <table:table-cell table:style-name="ce3" office:value-type="string">
            <text:p>Chicago</text:p>
          </table:table-cell>
          <table:table-cell office:value-type="string">
            <text:p>IL</text:p>
          </table:table-cell>
          <table:table-cell table:style-name="ce3" office:value-type="string">
            <text:p>Charles Dutoit conducts. Gerard McBurney, narrator; work by Elgar.</text:p>
          </table:table-cell>
          <table:table-cell table:style-name="ce4" office:value-type="date" office:date-value="2011-03-18">
            <text:p>03/18/11</text:p>
          </table:table-cell>
          <table:table-cell table:style-name="ce5" office:value-type="time" office:time-value="PT13H30M00S">
            <text:p>01:30:00 PM</text:p>
          </table:table-cell>
          <table:table-cell/>
        </table:table-row>
        <table:table-row table:style-name="ro2">
          <table:table-cell table:style-name="ce2" office:value-type="string">
            <text:p><text:a xlink:href="http://chicago.metromix.com/music/concert/chicago-symphony-orchestra-grant-park-museums/1787095/content">Chicago Symphony Orchestra</text:a> </text:p>
          </table:table-cell>
          <table:table-cell table:style-name="ce3" office:value-type="string">
            <text:p>Chicago</text:p>
          </table:table-cell>
          <table:table-cell office:value-type="string">
            <text:p>IL</text:p>
          </table:table-cell>
          <table:table-cell table:style-name="ce3" office:value-type="string">
            <text:p>Charles Dutoit conducts. Gerard McBurney, narrator; work by Elgar.</text:p>
          </table:table-cell>
          <table:table-cell table:style-name="ce4" office:value-type="date" office:date-value="2011-03-20">
            <text:p>03/20/11</text:p>
          </table:table-cell>
          <table:table-cell table:style-name="ce5" office:value-type="time" office:time-value="PT15H00M00S">
            <text:p>03:00:00 PM</text:p>
          </table:table-cell>
          <table:table-cell/>
        </table:table-row>
        <table:table-row table:style-name="ro3">
          <table:table-cell table:style-name="ce2" office:value-type="string">
            <text:p><text:a xlink:href="http://chicago.metromix.com/music/concert/carmen-loop/1812361/content">Carmen</text:a> </text:p>
          </table:table-cell>
          <table:table-cell table:style-name="ce3" office:value-type="string">
            <text:p>Chicago</text:p>
          </table:table-cell>
          <table:table-cell office:value-type="string">
            <text:p>IL</text:p>
          </table:table-cell>
          <table:table-cell table:style-name="ce3" office:value-type="string">
            <text:p>Opera by Bizet. With Nadia Krasteva, Brandon Jovanovich, Nicole Cabell and Kyle Ketelsen. Alain Altinoglu conducts.</text:p>
          </table:table-cell>
          <table:table-cell table:style-name="ce4" office:value-type="date" office:date-value="2011-03-12">
            <text:p>03/12/11</text:p>
          </table:table-cell>
          <table:table-cell table:style-name="ce5" office:value-type="time" office:time-value="PT19H30M00S">
            <text:p>07:30:00 PM</text:p>
          </table:table-cell>
          <table:table-cell/>
        </table:table-row>
        <table:table-row table:style-name="ro3">
          <table:table-cell table:style-name="ce2" office:value-type="string">
            <text:p><text:a xlink:href="http://chicago.metromix.com/music/concert/carmen-loop/1812361/content">Carmen</text:a> </text:p>
          </table:table-cell>
          <table:table-cell table:style-name="ce3" office:value-type="string">
            <text:p>Chicago</text:p>
          </table:table-cell>
          <table:table-cell office:value-type="string">
            <text:p>IL</text:p>
          </table:table-cell>
          <table:table-cell table:style-name="ce3" office:value-type="string">
            <text:p>Opera by Bizet. With Nadia Krasteva, Brandon Jovanovich, Nicole Cabell and Kyle Ketelsen. Alain Altinoglu conducts.</text:p>
          </table:table-cell>
          <table:table-cell table:style-name="ce4" office:value-type="date" office:date-value="2011-03-15">
            <text:p>03/15/11</text:p>
          </table:table-cell>
          <table:table-cell table:style-name="ce5" office:value-type="time" office:time-value="PT43H30M00S">
            <text:p>07:30:00 PM</text:p>
          </table:table-cell>
          <table:table-cell/>
        </table:table-row>
        <table:table-row table:style-name="ro3">
          <table:table-cell table:style-name="ce2" office:value-type="string">
            <text:p><text:a xlink:href="http://chicago.metromix.com/music/concert/lohengrin-loop/1812461/content">Lohengrin</text:a> </text:p>
          </table:table-cell>
          <table:table-cell table:style-name="ce3" office:value-type="string">
            <text:p>Chicago</text:p>
          </table:table-cell>
          <table:table-cell office:value-type="string">
            <text:p>IL</text:p>
          </table:table-cell>
          <table:table-cell table:style-name="ce3" office:value-type="string">
            <text:p>Opera by Wagner. With Johan Botha, Emily Magee, Michaela Schuster and Greer Grimsley. Sir Andrew Davis conducts.</text:p>
          </table:table-cell>
          <table:table-cell table:style-name="ce4" office:value-type="date" office:date-value="2011-03-08">
            <text:p>03/08/11</text:p>
          </table:table-cell>
          <table:table-cell table:style-name="ce5" office:value-type="time" office:time-value="PT18H00M00S">
            <text:p>06:00:00 PM</text:p>
          </table:table-cell>
          <table:table-cell/>
        </table:table-row>
        <table:table-row table:style-name="ro6">
          <table:table-cell table:style-name="ce2" office:value-type="string">
            <text:p><text:a xlink:href="http://chicago.metromix.com/music/concert/hercules-loop/1812467/content">Hercules</text:a> </text:p>
          </table:table-cell>
          <table:table-cell table:style-name="ce3" office:value-type="string">
            <text:p>Chicago</text:p>
          </table:table-cell>
          <table:table-cell office:value-type="string">
            <text:p>IL</text:p>
          </table:table-cell>
          <table:table-cell table:style-name="ce3" office:value-type="string">
            <text:p>Opera by Handel. With Eric Owens, Alice Coote and David Daniels. Harry Bicket conducts.</text:p>
          </table:table-cell>
          <table:table-cell table:style-name="ce4" office:value-type="date" office:date-value="2011-03-07">
            <text:p>03/07/11</text:p>
          </table:table-cell>
          <table:table-cell table:style-name="ce5" office:value-type="time" office:time-value="PT19H30M00S">
            <text:p>07:30:00 PM</text:p>
          </table:table-cell>
          <table:table-cell/>
        </table:table-row>
        <table:table-row table:style-name="ro6">
          <table:table-cell table:style-name="ce2" office:value-type="string">
            <text:p><text:a xlink:href="http://chicago.metromix.com/music/concert/hercules-loop/1812467/content">Hercules</text:a> </text:p>
          </table:table-cell>
          <table:table-cell table:style-name="ce3" office:value-type="string">
            <text:p>Chicago</text:p>
          </table:table-cell>
          <table:table-cell office:value-type="string">
            <text:p>IL</text:p>
          </table:table-cell>
          <table:table-cell table:style-name="ce3" office:value-type="string">
            <text:p>Opera by Handel. With Eric Owens, Alice Coote and David Daniels. Harry Bicket conducts.</text:p>
          </table:table-cell>
          <table:table-cell table:style-name="ce4" office:value-type="date" office:date-value="2011-03-10">
            <text:p>03/10/11</text:p>
          </table:table-cell>
          <table:table-cell table:style-name="ce5" office:value-type="time" office:time-value="PT14H00M00S">
            <text:p>02:00:00 PM</text:p>
          </table:table-cell>
          <table:table-cell/>
        </table:table-row>
        <table:table-row table:style-name="ro6">
          <table:table-cell table:style-name="ce2" office:value-type="string">
            <text:p><text:a xlink:href="http://chicago.metromix.com/music/classical/evanston-symphony-orchestra-chicago/1945996/content">Evanston Symphony Orchestra</text:a> </text:p>
          </table:table-cell>
          <table:table-cell table:style-name="ce3" office:value-type="string">
            <text:p>Chicago</text:p>
          </table:table-cell>
          <table:table-cell office:value-type="string">
            <text:p>IL</text:p>
          </table:table-cell>
          <table:table-cell table:style-name="ce3" office:value-type="string">
            <text:p>Lawrence Eckerling conducts. North Shore Choral Society; work by Beethoven.</text:p>
          </table:table-cell>
          <table:table-cell table:style-name="ce4" office:value-type="date" office:date-value="2011-03-13">
            <text:p>03/13/11</text:p>
          </table:table-cell>
          <table:table-cell table:style-name="ce5" office:value-type="time" office:time-value="PT14H30M00S">
            <text:p>02:30:00 PM</text:p>
          </table:table-cell>
          <table:table-cell/>
        </table:table-row>
        <table:table-row table:style-name="ro5">
          <table:table-cell table:style-name="ce2" office:value-type="string">
            <text:p><text:a xlink:href="http://chicago.metromix.com/music/concert/andrew-guo-piano-west-loop/1946473/content">Andrew Guo, piano</text:a> </text:p>
          </table:table-cell>
          <table:table-cell table:style-name="ce3" office:value-type="string">
            <text:p>Chicago</text:p>
          </table:table-cell>
          <table:table-cell office:value-type="string">
            <text:p>IL</text:p>
          </table:table-cell>
          <table:table-cell table:style-name="ce3" office:value-type="string">
            <text:p>Works TBA.</text:p>
          </table:table-cell>
          <table:table-cell table:style-name="ce4" office:value-type="date" office:date-value="2011-03-11">
            <text:p>03/11/11</text:p>
          </table:table-cell>
          <table:table-cell table:style-name="ce5" office:value-type="time" office:time-value="PT20H00M00S">
            <text:p>08:00:00 PM</text:p>
          </table:table-cell>
          <table:table-cell/>
        </table:table-row>
        <table:table-row table:style-name="ro5">
          <table:table-cell table:style-name="ce2" office:value-type="string">
            <text:p><text:a xlink:href="http://chicago.metromix.com/music/concert/andrew-guo-piano-west-loop/1946473/content">Andrew Guo, piano</text:a> </text:p>
          </table:table-cell>
          <table:table-cell table:style-name="ce3" office:value-type="string">
            <text:p>Chicago</text:p>
          </table:table-cell>
          <table:table-cell office:value-type="string">
            <text:p>IL</text:p>
          </table:table-cell>
          <table:table-cell table:style-name="ce3" office:value-type="string">
            <text:p>Works TBA.</text:p>
          </table:table-cell>
          <table:table-cell table:style-name="ce4" office:value-type="date" office:date-value="2011-03-13">
            <text:p>03/13/11</text:p>
          </table:table-cell>
          <table:table-cell table:style-name="ce5" office:value-type="time" office:time-value="PT15H00M00S">
            <text:p>03:00:00 PM</text:p>
          </table:table-cell>
          <table:table-cell/>
        </table:table-row>
        <table:table-row table:style-name="ro7">
          <table:table-cell table:number-columns-repeated="7"/>
        </table:table-row>
        <table:table-row table:style-name="ro1" table:number-rows-repeated="2">
          <table:table-cell table:style-name="ce1"/>
          <table:table-cell table:number-columns-repeated="6"/>
        </table:table-row>
        <table:table-row table:style-name="ro7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5">
          <table:table-cell table:style-name="ce2"/>
          <table:table-cell table:number-columns-repeated="6"/>
        </table:table-row>
        <table:table-row table:style-name="ro7" table:number-rows-repeated="2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7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5">
          <table:table-cell table:style-name="ce2"/>
          <table:table-cell table:number-columns-repeated="6"/>
        </table:table-row>
        <table:table-row table:style-name="ro7" table:number-rows-repeated="2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7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5">
          <table:table-cell table:style-name="ce2"/>
          <table:table-cell table:number-columns-repeated="6"/>
        </table:table-row>
        <table:table-row table:style-name="ro7" table:number-rows-repeated="2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7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5">
          <table:table-cell table:style-name="ce2"/>
          <table:table-cell table:number-columns-repeated="6"/>
        </table:table-row>
        <table:table-row table:style-name="ro7" table:number-rows-repeated="2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7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5">
          <table:table-cell table:style-name="ce2"/>
          <table:table-cell table:number-columns-repeated="6"/>
        </table:table-row>
        <table:table-row table:style-name="ro7" table:number-rows-repeated="2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7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5">
          <table:table-cell table:style-name="ce2"/>
          <table:table-cell table:number-columns-repeated="6"/>
        </table:table-row>
        <table:table-row table:style-name="ro7" table:number-rows-repeated="2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7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5">
          <table:table-cell table:style-name="ce2"/>
          <table:table-cell table:number-columns-repeated="6"/>
        </table:table-row>
        <table:table-row table:style-name="ro7" table:number-rows-repeated="2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7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5">
          <table:table-cell table:style-name="ce2"/>
          <table:table-cell table:number-columns-repeated="6"/>
        </table:table-row>
        <table:table-row table:style-name="ro7" table:number-rows-repeated="2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7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5">
          <table:table-cell table:style-name="ce2"/>
          <table:table-cell table:number-columns-repeated="6"/>
        </table:table-row>
        <table:table-row table:style-name="ro7" table:number-rows-repeated="2">
          <table:table-cell table:number-columns-repeated="7"/>
        </table:table-row>
        <table:table-row table:style-name="ro1" table:number-rows-repeated="2">
          <table:table-cell table:style-name="ce1"/>
          <table:table-cell table:number-columns-repeated="6"/>
        </table:table-row>
        <table:table-row table:style-name="ro7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5">
          <table:table-cell table:style-name="ce2"/>
          <table:table-cell table:number-columns-repeated="6"/>
        </table:table-row>
        <table:table-row table:style-name="ro7" table:number-rows-repeated="2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7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5">
          <table:table-cell table:style-name="ce2"/>
          <table:table-cell table:number-columns-repeated="6"/>
        </table:table-row>
        <table:table-row table:style-name="ro7" table:number-rows-repeated="2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7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5">
          <table:table-cell table:style-name="ce2"/>
          <table:table-cell table:number-columns-repeated="6"/>
        </table:table-row>
        <table:table-row table:style-name="ro7" table:number-rows-repeated="2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7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5">
          <table:table-cell table:style-name="ce2"/>
          <table:table-cell table:number-columns-repeated="6"/>
        </table:table-row>
        <table:table-row table:style-name="ro7" table:number-rows-repeated="2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7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5">
          <table:table-cell table:style-name="ce2"/>
          <table:table-cell table:number-columns-repeated="6"/>
        </table:table-row>
        <table:table-row table:style-name="ro7" table:number-rows-repeated="2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7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5">
          <table:table-cell table:style-name="ce2"/>
          <table:table-cell table:number-columns-repeated="6"/>
        </table:table-row>
        <table:table-row table:style-name="ro7" table:number-rows-repeated="2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7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5">
          <table:table-cell table:style-name="ce2"/>
          <table:table-cell table:number-columns-repeated="6"/>
        </table:table-row>
        <table:table-row table:style-name="ro7" table:number-rows-repeated="2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7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5">
          <table:table-cell table:style-name="ce2"/>
          <table:table-cell table:number-columns-repeated="6"/>
        </table:table-row>
        <table:table-row table:style-name="ro7" table:number-rows-repeated="2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7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5">
          <table:table-cell table:style-name="ce2"/>
          <table:table-cell table:number-columns-repeated="6"/>
        </table:table-row>
        <table:table-row table:style-name="ro7" table:number-rows-repeated="2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7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5">
          <table:table-cell table:style-name="ce2"/>
          <table:table-cell table:number-columns-repeated="6"/>
        </table:table-row>
        <table:table-row table:style-name="ro7" table:number-rows-repeated="2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7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5">
          <table:table-cell table:style-name="ce2"/>
          <table:table-cell table:number-columns-repeated="6"/>
        </table:table-row>
        <table:table-row table:style-name="ro7" table:number-rows-repeated="2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7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5">
          <table:table-cell table:style-name="ce2"/>
          <table:table-cell table:number-columns-repeated="6"/>
        </table:table-row>
        <table:table-row table:style-name="ro7" table:number-rows-repeated="2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7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5">
          <table:table-cell table:style-name="ce2"/>
          <table:table-cell table:number-columns-repeated="6"/>
        </table:table-row>
        <table:table-row table:style-name="ro7" table:number-rows-repeated="2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7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5">
          <table:table-cell table:style-name="ce2"/>
          <table:table-cell table:number-columns-repeated="6"/>
        </table:table-row>
        <table:table-row table:style-name="ro7" table:number-rows-repeated="2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7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5">
          <table:table-cell table:style-name="ce2"/>
          <table:table-cell table:number-columns-repeated="6"/>
        </table:table-row>
        <table:table-row table:style-name="ro7" table:number-rows-repeated="2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7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5">
          <table:table-cell table:style-name="ce2"/>
          <table:table-cell table:number-columns-repeated="6"/>
        </table:table-row>
        <table:table-row table:style-name="ro7" table:number-rows-repeated="2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7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5">
          <table:table-cell table:style-name="ce2"/>
          <table:table-cell table:number-columns-repeated="6"/>
        </table:table-row>
        <table:table-row table:style-name="ro7" table:number-rows-repeated="2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7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5">
          <table:table-cell table:style-name="ce2"/>
          <table:table-cell table:number-columns-repeated="6"/>
        </table:table-row>
        <table:table-row table:style-name="ro7" table:number-rows-repeated="2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7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5">
          <table:table-cell table:style-name="ce2"/>
          <table:table-cell table:number-columns-repeated="6"/>
        </table:table-row>
        <table:table-row table:style-name="ro7" table:number-rows-repeated="2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7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5">
          <table:table-cell table:style-name="ce2"/>
          <table:table-cell table:number-columns-repeated="6"/>
        </table:table-row>
        <table:table-row table:style-name="ro7" table:number-rows-repeated="2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7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5">
          <table:table-cell table:style-name="ce2"/>
          <table:table-cell table:number-columns-repeated="6"/>
        </table:table-row>
        <table:table-row table:style-name="ro7" table:number-rows-repeated="2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7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5">
          <table:table-cell table:style-name="ce2"/>
          <table:table-cell table:number-columns-repeated="6"/>
        </table:table-row>
        <table:table-row table:style-name="ro7" table:number-rows-repeated="2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7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5">
          <table:table-cell table:style-name="ce2"/>
          <table:table-cell table:number-columns-repeated="6"/>
        </table:table-row>
        <table:table-row table:style-name="ro7" table:number-rows-repeated="2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7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5">
          <table:table-cell table:style-name="ce2"/>
          <table:table-cell table:number-columns-repeated="6"/>
        </table:table-row>
        <table:table-row table:style-name="ro7" table:number-rows-repeated="2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7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5">
          <table:table-cell table:style-name="ce2"/>
          <table:table-cell table:number-columns-repeated="6"/>
        </table:table-row>
        <table:table-row table:style-name="ro7" table:number-rows-repeated="2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7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5">
          <table:table-cell table:style-name="ce2"/>
          <table:table-cell table:number-columns-repeated="6"/>
        </table:table-row>
        <table:table-row table:style-name="ro7" table:number-rows-repeated="2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7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5">
          <table:table-cell table:style-name="ce2"/>
          <table:table-cell table:number-columns-repeated="6"/>
        </table:table-row>
        <table:table-row table:style-name="ro7" table:number-rows-repeated="2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7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5">
          <table:table-cell table:style-name="ce2"/>
          <table:table-cell table:number-columns-repeated="6"/>
        </table:table-row>
        <table:table-row table:style-name="ro7" table:number-rows-repeated="2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2" table:default-cell-style-name="Default"/>
        <table:table-row table:style-name="ro7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6">03/06/2011</text:date>, <text:time>22:17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arrison Strowd</meta:initial-creator>
    <meta:creation-date>2011-03-06T22:07:18</meta:creation-date>
    <dc:date>2011-03-06T22:17:20</dc:date>
    <dc:creator>Harrison Strowd</dc:creator>
    <meta:editing-duration>PT00H10M03S</meta:editing-duration>
    <meta:editing-cycles>1</meta:editing-cycles>
    <meta:document-statistic meta:table-count="3" meta:cell-count="125" meta:object-count="0"/>
    <meta:generator>OpenOffice.org/3.2$Unix OpenOffice.org_project/320m12$Build-9483</meta:generator>
  </office:meta>
</office:document-meta>
</file>